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2.1" table:style-name="ta1" table:print-ranges="A1:AF5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
            <text:p>Order</text:p>
          </table:table-cell>
          <table:table-cell table:style-name="ce7" office:value-type="string" office:string-value="Order. Details">
            <text:p>Order. Details</text:p>
          </table:table-cell>
          <table:table-cell table:style-name="ce7" office:value-type="string" office:string-value=""/>
          <table:table-cell table:style-name="ce7" office:value-type="string" office:string-value="Order">
            <text:p>Order</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Purchase Order">
            <text:p>Purchase Order</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order goods and services.">
            <text:p>A document used to order goods and services.</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Order. UBL Version Identifier. Identifier">
            <text:p>Order. UBL Version Identifier. Identifier</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Order. Customization Identifier. Identifier">
            <text:p>Order. Customization Identifier. Identifier</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Order. Profile Identifier. Identifier">
            <text:p>Order. Profile Identifier. Identifier</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Order. Profile Execution Identifier. Identifier">
            <text:p>Order. Profile Execution Identifier. Identifier</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BPP-1001">
            <text:p>BPP-1001</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Order. Identifier">
            <text:p>Order. Identifier</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Purchase Order Number, Order Number">
            <text:p>Purchase Order Number, Order Number</text:p>
          </table:table-cell>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022">
            <text:p>1022</text:p>
          </table:table-cell>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8" office:value-type="string" office:string-value="Order. Sales_ Order Identifier. Identifier">
            <text:p>Order. Sales_ Order Identifier. Identifier</text:p>
          </table:table-cell>
          <table:table-cell table:style-name="ce8" office:value-type="string" office:string-value=""/>
          <table:table-cell table:style-name="ce8" office:value-type="string" office:string-value="Order">
            <text:p>Order</text:p>
          </table:table-cell>
          <table:table-cell table:style-name="ce8" office:value-type="string" office:string-value="Sales">
            <text:p>Sales</text:p>
          </table:table-cell>
          <table:table-cell table:style-name="ce8" office:value-type="string" office:string-value="Order">
            <text:p>Order</text:p>
          </table:table-cell>
          <table:table-cell table:style-name="ce8" office:value-type="string" office:string-value="Identifier">
            <text:p>Identifier</text:p>
          </table:table-cell>
          <table:table-cell table:style-name="ce3" office:value-type="string" table:formula="of:=IF([.F8]&lt;&gt;&quot;&quot;;CONCATENATE([.F8];&quot; &quot;;[.G8]);[.G8])" office:string-value="Order Identifier">
            <text:p>Order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identifier for the Order, assigned by the seller.">
            <text:p>An identifier for the Order, assigned by the sell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8" office:value-type="string" office:string-value="Order. Copy_ Indicator. Indicator">
            <text:p>Order. Copy_ Indicator. Indicator</text:p>
          </table:table-cell>
          <table:table-cell table:style-name="ce8" office:value-type="string" office:string-value=""/>
          <table:table-cell table:style-name="ce8" office:value-type="string" office:string-value="Order">
            <text:p>Order</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9]&lt;&gt;&quot;&quot;;CONCATENATE([.F9];&quot; &quot;;[.G9]);[.G9])"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9]&lt;&gt;&quot;&quot;;CONCATENATE([.J9];&quot;_ &quot;;[.I9];&quot;. Type&quot;);CONCATENATE([.I9];&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Changed property term + made mandatory">
            <text:p>Change from Previous Version: Changed property term +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8" office:value-type="string" office:string-value="Order. UUID. Identifier">
            <text:p>Order. UUID. Identifier</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10]&lt;&gt;&quot;&quot;;CONCATENATE([.F10];&quot; &quot;;[.G10]);[.G10])"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Changed property term and changed from GUID to UUID">
            <text:p>Change from Previous Version: Changed property term and changed from GUID to UUID</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8" office:value-type="string" office:string-value="Order. Issue Date. Date">
            <text:p>Order. Issue Date. Date</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1]&lt;&gt;&quot;&quot;;CONCATENATE([.F11];&quot; &quot;;[.G11]);[.G11])"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Order Date">
            <text:p>Order Date</text:p>
          </table:table-cell>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office:string-value="2011">
            <text:p>2011</text:p>
          </table:table-cell>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8" office:value-type="string" office:string-value="Order. Issue Time. Time">
            <text:p>Order. Issue Time. Time</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2]&lt;&gt;&quot;&quot;;CONCATENATE([.F12];&quot; &quot;;[.G12]);[.G12])"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011">
            <text:p>2011</text:p>
          </table:table-cell>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TypeCode">
            <text:p>OrderTypeCode</text:p>
          </table:table-cell>
          <table:table-cell table:style-name="ce8" office:value-type="string" office:string-value="Order. Order Type Code. Code">
            <text:p>Order. Order Type Code. Code</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Order Type">
            <text:p>Order Type</text:p>
          </table:table-cell>
          <table:table-cell table:style-name="ce8" office:value-type="string" office:string-value="Code">
            <text:p>Code</text:p>
          </table:table-cell>
          <table:table-cell table:style-name="ce3" office:value-type="string" table:formula="of:=IF([.F13]&lt;&gt;&quot;&quot;;CONCATENATE([.F13];&quot; &quot;;[.G13]);[.G13])" office:string-value="Order Type Code">
            <text:p>Order Type Code</text:p>
          </table:table-cell>
          <table:table-cell table:style-name="ce8" office:value-type="string" office:string-value="Code">
            <text:p>Code</text:p>
          </table:table-cell>
          <table:table-cell table:style-name="ce8" office:value-type="string" office:string-value=""/>
          <table:table-cell table:style-name="ce3" office:value-type="string" table:formula="of:=IF([.J13]&lt;&gt;&quot;&quot;;CONCATENATE([.J13];&quot;_ &quot;;[.I13];&quot;. Type&quot;);CONCATENATE([.I13];&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type of Order.">
            <text:p>A code signifying the type of Or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8" office:value-type="string" office:string-value="Order. Note. Text">
            <text:p>Order. Note. Text</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4]&lt;&gt;&quot;&quot;;CONCATENATE([.F14];&quot; &quot;;[.G14]);[.G14])"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8" office:value-type="string" office:string-value="Order. Requested Invoice_ Currency Code. Code">
            <text:p>Order. Requested Invoice_ Currency Code. Code</text:p>
          </table:table-cell>
          <table:table-cell table:style-name="ce8" office:value-type="string" office:string-value=""/>
          <table:table-cell table:style-name="ce8" office:value-type="string" office:string-value="Order">
            <text:p>Order</text:p>
          </table:table-cell>
          <table:table-cell table:style-name="ce8" office:value-type="string" office:string-value="Requested Invoice">
            <text:p>Requested Invoice</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5]&lt;&gt;&quot;&quot;;CONCATENATE([.F15];&quot; &quot;;[.G15]);[.G15])"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5]&lt;&gt;&quot;&quot;;CONCATENATE([.J15];&quot;_ &quot;;[.I15];&quot;. Type&quot;);CONCATENATE([.I15];&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requested for amount totals in Invoices related to this Order.">
            <text:p>A code signifying the currency requested for amount totals in Invoices related to this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Changed property term">
            <text:p>Change from Previous Version: Changed property term</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8" office:value-type="string" office:string-value="Order. Document_ Currency Code. Code">
            <text:p>Order. Document_ Currency Code. Code</text:p>
          </table:table-cell>
          <table:table-cell table:style-name="ce8" office:value-type="string" office:string-value=""/>
          <table:table-cell table:style-name="ce8" office:value-type="string" office:string-value="Order">
            <text:p>Order</text:p>
          </table:table-cell>
          <table:table-cell table:style-name="ce8" office:value-type="string" office:string-value="Document">
            <text:p>Docu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6]&lt;&gt;&quot;&quot;;CONCATENATE([.F16];&quot; &quot;;[.G16]);[.G16])"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Changed property term + made mandatory">
            <text:p>Change from Previous Version: Changed property term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8" office:value-type="string" office:string-value="Order. Pricing_ Currency Code. Code">
            <text:p>Order. Pricing_ Currency Code. Code</text:p>
          </table:table-cell>
          <table:table-cell table:style-name="ce8" office:value-type="string" office:string-value=""/>
          <table:table-cell table:style-name="ce8" office:value-type="string" office:string-value="Order">
            <text:p>Order</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7]&lt;&gt;&quot;&quot;;CONCATENATE([.F17];&quot; &quot;;[.G17]);[.G17])"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all prices in the Order.">
            <text:p>A code signifying the currency used for all prices in th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Changed property term">
            <text:p>Change from Previous Version: Changed property term</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8" office:value-type="string" office:string-value="Order. Tax_ Currency Code. Code">
            <text:p>Order. Tax_ Currency Code. Code</text:p>
          </table:table-cell>
          <table:table-cell table:style-name="ce8" office:value-type="string" office:string-value=""/>
          <table:table-cell table:style-name="ce8" office:value-type="string" office:string-value="Order">
            <text:p>Order</text:p>
          </table:table-cell>
          <table:table-cell table:style-name="ce8" office:value-type="string" office:string-value="Tax">
            <text:p>Tax</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8]&lt;&gt;&quot;&quot;;CONCATENATE([.F18];&quot; &quot;;[.G18]);[.G18])"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8]&lt;&gt;&quot;&quot;;CONCATENATE([.J18];&quot;_ &quot;;[.I18];&quot;. Type&quot;);CONCATENATE([.I18];&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requested for tax amounts in Invoices related to this Order.">
            <text:p>A code signifying the currency requested for tax amounts in Invoices related to this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8" office:value-type="string" office:string-value="Order. Customer_ Reference. Text">
            <text:p>Order. Customer_ Reference. Text</text:p>
          </table:table-cell>
          <table:table-cell table:style-name="ce8" office:value-type="string" office:string-value=""/>
          <table:table-cell table:style-name="ce8" office:value-type="string" office:string-value="Order">
            <text:p>Order</text:p>
          </table:table-cell>
          <table:table-cell table:style-name="ce8" office:value-type="string" office:string-value="Customer">
            <text:p>Customer</text:p>
          </table:table-cell>
          <table:table-cell table:style-name="ce8" office:value-type="string" office:string-value=""/>
          <table:table-cell table:style-name="ce8" office:value-type="string" office:string-value="Reference">
            <text:p>Reference</text:p>
          </table:table-cell>
          <table:table-cell table:style-name="ce3" office:value-type="string" table:formula="of:=IF([.F19]&lt;&gt;&quot;&quot;;CONCATENATE([.F19];&quot; &quot;;[.G19]);[.G19])" office:string-value="Reference">
            <text:p>Reference</text:p>
          </table:table-cell>
          <table:table-cell table:style-name="ce8" office:value-type="string" office:string-value="Text">
            <text:p>Text</text:p>
          </table:table-cell>
          <table:table-cell table:style-name="ce8" office:value-type="string" office:string-value=""/>
          <table:table-cell table:style-name="ce3" office:value-type="string" table:formula="of:=IF([.J19]&lt;&gt;&quot;&quot;;CONCATENATE([.J19];&quot;_ &quot;;[.I19];&quot;. Type&quot;);CONCATENATE([.I19];&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supplementary reference for the Order.">
            <text:p>A supplementary reference for the Or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8" office:value-type="string" office:string-value="Order. Accounting Cost Code. Code">
            <text:p>Order. Accounting Cost Code. Code</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Accounting Cost">
            <text:p>Accounting Cost</text:p>
          </table:table-cell>
          <table:table-cell table:style-name="ce8" office:value-type="string" office:string-value="Code">
            <text:p>Code</text:p>
          </table:table-cell>
          <table:table-cell table:style-name="ce3" office:value-type="string" table:formula="of:=IF([.F20]&lt;&gt;&quot;&quot;;CONCATENATE([.F20];&quot; &quot;;[.G20]);[.G20])" office:string-value="Accounting Cost Code">
            <text:p>Accounting Cost Code</text:p>
          </table:table-cell>
          <table:table-cell table:style-name="ce8" office:value-type="string" office:string-value="Code">
            <text:p>Code</text:p>
          </table:table-cell>
          <table:table-cell table:style-name="ce8" office:value-type="string" office:string-value=""/>
          <table:table-cell table:style-name="ce3" office:value-type="string" table:formula="of:=IF([.J20]&lt;&gt;&quot;&quot;;CONCATENATE([.J20];&quot;_ &quot;;[.I20];&quot;. Type&quot;);CONCATENATE([.I20];&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Order as a whole.">
            <text:p>The buyer's accounting code, applied to the Order as a who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8" office:value-type="string" office:string-value="Order. Accounting Cost. Text">
            <text:p>Order. Accounting Cost. Text</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Accounting">
            <text:p>Accounting</text:p>
          </table:table-cell>
          <table:table-cell table:style-name="ce8" office:value-type="string" office:string-value="Cost">
            <text:p>Cost</text:p>
          </table:table-cell>
          <table:table-cell table:style-name="ce3" office:value-type="string" table:formula="of:=IF([.F21]&lt;&gt;&quot;&quot;;CONCATENATE([.F21];&quot; &quot;;[.G21]);[.G21])" office:string-value="Accounting Cost">
            <text:p>Accounting Cost</text:p>
          </table:table-cell>
          <table:table-cell table:style-name="ce8" office:value-type="string" office:string-value="Text">
            <text:p>Text</text:p>
          </table:table-cell>
          <table:table-cell table:style-name="ce8" office:value-type="string" office:string-value=""/>
          <table:table-cell table:style-name="ce3" office:value-type="string" table:formula="of:=IF([.J21]&lt;&gt;&quot;&quot;;CONCATENATE([.J21];&quot;_ &quot;;[.I21];&quot;. Type&quot;);CONCATENATE([.I21];&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st centre, applied to the Order as a whole, expressed as text.">
            <text:p>The buyer's accounting cost centre, applied to the Order as a whole, expressed as tex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In definition (cell Q19), change The Buyer s accounting code applied to the Order as a whole, expressed as text. to The Buyer s accounting cost centre applied to the Order as a whole, expressed as text. ">
            <text:p>Changes for UBL 2.0 Update Package: In definition (cell Q19), change <text:s/>The Buyer s accounting code applied to the Order as a whole, expressed as text. <text:s/>to <text:s/>The Buyer s accounting cost centre applied to the Order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8" office:value-type="string" office:string-value="Order. Line Count. Numeric">
            <text:p>Order. Line Count. Numeric</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22]&lt;&gt;&quot;&quot;;CONCATENATE([.F22];&quot; &quot;;[.G22]);[.G22])"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22]&lt;&gt;&quot;&quot;;CONCATENATE([.J22];&quot;_ &quot;;[.I22];&quot;. Type&quot;);CONCATENATE([.I22];&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Order Lines in the document.">
            <text:p>The number of Order Lines in the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9" office:string-value="Order. Validity_ Period. Period">
            <text:p>Order. Validity_ Period. Period</text:p>
          </table:table-cell>
          <table:table-cell table:style-name="ce9" office:value-type="string" office:string-value=""/>
          <table:table-cell office:value-type="string" table:style-name="ce9" office:string-value="Order">
            <text:p>Order</text:p>
          </table:table-cell>
          <table:table-cell office:value-type="string" table:style-name="ce9" office:string-value="Validity">
            <text:p>Validity</text:p>
          </table:table-cell>
          <table:table-cell table:style-name="ce9" office:value-type="string" office:string-value=""/>
          <table:table-cell table:style-name="ce9" office:value-type="string" office:string-value=""/>
          <table:table-cell table:formula="of:=[.M23]"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period for which the Order is valid.">
            <text:p>The period for which the Order is vali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QuotationDocumentReference">
            <text:p>QuotationDocumentReference</text:p>
          </table:table-cell>
          <table:table-cell office:value-type="string" table:style-name="ce9" office:string-value="Order. Quotation_ Document Reference. Document Reference">
            <text:p>Order. Quotation_ Document Reference. Document Reference</text:p>
          </table:table-cell>
          <table:table-cell table:style-name="ce9" office:value-type="string" office:string-value=""/>
          <table:table-cell office:value-type="string" table:style-name="ce9" office:string-value="Order">
            <text:p>Order</text:p>
          </table:table-cell>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formula="of:=[.M24]"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a Quotation.">
            <text:p>A reference to a Quotation.</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DocumentReference">
            <text:p>OrderDocumentReference</text:p>
          </table:table-cell>
          <table:table-cell office:value-type="string" table:style-name="ce9" office:string-value="Order. Order_ Document Reference. Document Reference">
            <text:p>Order. Order_ Document Reference. Document Reference</text:p>
          </table:table-cell>
          <table:table-cell table:style-name="ce9" office:value-type="string" office:string-value=""/>
          <table:table-cell office:value-type="string" table:style-name="ce9" office:string-value="Order">
            <text:p>Order</text:p>
          </table:table-cell>
          <table:table-cell office:value-type="string" table:style-name="ce9" office:string-value="Order">
            <text:p>Order</text:p>
          </table:table-cell>
          <table:table-cell table:style-name="ce9" office:value-type="string" office:string-value=""/>
          <table:table-cell table:style-name="ce9" office:value-type="string" office:string-value=""/>
          <table:table-cell table:formula="of:=[.M25]"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other Order.">
            <text:p>A reference to another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9" office:string-value="Order. Originator_ Document Reference. Document Reference">
            <text:p>Order. Originator_ Document Reference. Document Reference</text:p>
          </table:table-cell>
          <table:table-cell table:style-name="ce9" office:value-type="string" office:string-value=""/>
          <table:table-cell office:value-type="string" table:style-name="ce9" office:string-value="Order">
            <text:p>Order</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26]"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an originator document associated with this document.">
            <text:p>A reference to an originator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CatalogueReference">
            <text:p>CatalogueReference</text:p>
          </table:table-cell>
          <table:table-cell office:value-type="string" table:style-name="ce9" office:string-value="Order. Catalogue Reference">
            <text:p>Order. Catalogue Reference</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27]" office:value-type="string" table:style-name="ce9" office:string-value="Catalogue Reference">
            <text:p>Catalogue Reference</text:p>
          </table:table-cell>
          <table:table-cell office:value-type="string" table:style-name="ce9" office:string-value="Catalogue Reference">
            <text:p>Catalogue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atalogue Reference">
            <text:p>Catalogue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the Catalogue on which this Order is based.">
            <text:p>A reference to the Catalogue on which this Order is ba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9" office:string-value="Order. Additional_ Document Reference. Document Reference">
            <text:p>Order. Additional_ Document Reference. Document Reference</text:p>
          </table:table-cell>
          <table:table-cell table:style-name="ce9" office:value-type="string" office:string-value=""/>
          <table:table-cell office:value-type="string" table:style-name="ce9" office:string-value="Order">
            <text:p>Order</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28]"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
            <text:p>Contract</text:p>
          </table:table-cell>
          <table:table-cell office:value-type="string" table:style-name="ce9" office:string-value="Order. Contract">
            <text:p>Order. Contract</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29]" office:value-type="string" table:style-name="ce9" office:string-value="Contract">
            <text:p>Contract</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ntract">
            <text:p>Contract</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contracts associated with this Order.">
            <text:p>A contracts associated with this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ProjectReference">
            <text:p>ProjectReference</text:p>
          </table:table-cell>
          <table:table-cell office:value-type="string" table:style-name="ce9" office:string-value="Order. Project Reference">
            <text:p>Order. Project Reference</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30]" office:value-type="string" table:style-name="ce9" office:string-value="Project Reference">
            <text:p>Project Reference</text:p>
          </table:table-cell>
          <table:table-cell office:value-type="string" table:style-name="ce9" office:string-value="Project Reference">
            <text:p>Projec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roject Reference">
            <text:p>Projec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roject with which this Order is associated.">
            <text:p>A project with which this Order is associ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9" office:string-value="Order. Signature">
            <text:p>Order. Signature</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31]"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BuyerCustomerParty">
            <text:p>BuyerCustomerParty</text:p>
          </table:table-cell>
          <table:table-cell office:value-type="string" table:style-name="ce9" office:string-value="Order. Buyer_ Customer Party. Customer Party">
            <text:p>Order. Buyer_ Customer Party. Customer Party</text:p>
          </table:table-cell>
          <table:table-cell table:style-name="ce9" office:value-type="string" office:string-value=""/>
          <table:table-cell office:value-type="string" table:style-name="ce9" office:string-value="Order">
            <text:p>Order</text:p>
          </table:table-cell>
          <table:table-cell office:value-type="string" table:style-name="ce9" office:string-value="Buyer">
            <text:p>Buyer</text:p>
          </table:table-cell>
          <table:table-cell table:style-name="ce9" office:value-type="string" office:string-value=""/>
          <table:table-cell table:style-name="ce9" office:value-type="string" office:string-value=""/>
          <table:table-cell table:formula="of:=[.M32]"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buyer.">
            <text:p>The buy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SellerSupplierParty">
            <text:p>SellerSupplierParty</text:p>
          </table:table-cell>
          <table:table-cell office:value-type="string" table:style-name="ce9" office:string-value="Order. Seller_ Supplier Party. Supplier Party">
            <text:p>Order. Seller_ Supplier Party. Supplier Party</text:p>
          </table:table-cell>
          <table:table-cell table:style-name="ce9" office:value-type="string" office:string-value=""/>
          <table:table-cell office:value-type="string" table:style-name="ce9" office:string-value="Order">
            <text:p>Order</text:p>
          </table:table-cell>
          <table:table-cell office:value-type="string" table:style-name="ce9" office:string-value="Seller">
            <text:p>Seller</text:p>
          </table:table-cell>
          <table:table-cell table:style-name="ce9" office:value-type="string" office:string-value=""/>
          <table:table-cell table:style-name="ce9" office:value-type="string" office:string-value=""/>
          <table:table-cell table:formula="of:=[.M33]"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seller.">
            <text:p>The sell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OriginatorCustomerParty">
            <text:p>OriginatorCustomerParty</text:p>
          </table:table-cell>
          <table:table-cell office:value-type="string" table:style-name="ce9" office:string-value="Order. Originator_ Customer Party. Customer Party">
            <text:p>Order. Originator_ Customer Party. Customer Party</text:p>
          </table:table-cell>
          <table:table-cell table:style-name="ce9" office:value-type="string" office:string-value=""/>
          <table:table-cell office:value-type="string" table:style-name="ce9" office:string-value="Order">
            <text:p>Order</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34]"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originator.">
            <text:p>The originato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FreightForwarderParty">
            <text:p>FreightForwarderParty</text:p>
          </table:table-cell>
          <table:table-cell office:value-type="string" table:style-name="ce9" office:string-value="Order. Freight Forwarder_ Party. Party">
            <text:p>Order. Freight Forwarder_ Party. Party</text:p>
          </table:table-cell>
          <table:table-cell table:style-name="ce9" office:value-type="string" office:string-value=""/>
          <table:table-cell office:value-type="string" table:style-name="ce9" office:string-value="Order">
            <text:p>Order</text:p>
          </table:table-cell>
          <table:table-cell office:value-type="string" table:style-name="ce9" office:string-value="Freight Forwarder">
            <text:p>Freight Forwarder</text:p>
          </table:table-cell>
          <table:table-cell table:style-name="ce9" office:value-type="string" office:string-value=""/>
          <table:table-cell table:style-name="ce9" office:value-type="string" office:string-value=""/>
          <table:table-cell table:formula="of:=[.M35]"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office:value-type="string" table:style-name="ce9" office:string-value="Carrier">
            <text:p>Carrier</text:p>
          </table:table-cell>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freight forwarder or carrier.">
            <text:p>A freight forwarder or carri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9" office:string-value="Order. Accounting_ Customer Party. Customer Party">
            <text:p>Order. Accounting_ Customer Party. Customer Party</text:p>
          </table:table-cell>
          <table:table-cell table:style-name="ce9" office:value-type="string" office:string-value=""/>
          <table:table-cell office:value-type="string" table:style-name="ce9" office:string-value="Order">
            <text:p>Order</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6]"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accounting customer party.">
            <text:p>The accounting custom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
            <text:p>Delivery</text:p>
          </table:table-cell>
          <table:table-cell office:value-type="string" table:style-name="ce9" office:string-value="Order. Delivery">
            <text:p>Order. Delivery</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37]" office:value-type="string" table:style-name="ce9" office:string-value="Delivery">
            <text:p>Delivery</text:p>
          </table:table-cell>
          <table:table-cell office:value-type="string" table:style-name="ce9"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xt:p>Delivery</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livery associated with this document.">
            <text:p>A delivery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DeliveryTerms">
            <text:p>DeliveryTerms</text:p>
          </table:table-cell>
          <table:table-cell office:value-type="string" table:style-name="ce9" office:string-value="Order. Delivery Terms">
            <text:p>Order. Delivery Terms</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38]" office:value-type="string" table:style-name="ce9" office:string-value="Delivery Terms">
            <text:p>Delivery Terms</text:p>
          </table:table-cell>
          <table:table-cell office:value-type="string" table:style-name="ce9"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rms">
            <text:p>Delivery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Means">
            <text:p>PaymentMeans</text:p>
          </table:table-cell>
          <table:table-cell office:value-type="string" table:style-name="ce9" office:string-value="Order. Payment Means">
            <text:p>Order. Payment Means</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39]"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PaymentTerms">
            <text:p>PaymentTerms</text:p>
          </table:table-cell>
          <table:table-cell office:value-type="string" table:style-name="ce9" office:string-value="Order. Payment Terms">
            <text:p>Order. Payment Terms</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40]" office:value-type="string" table:style-name="ce9" office:string-value="Payment Terms">
            <text:p>Payment Terms</text:p>
          </table:table-cell>
          <table:table-cell office:value-type="string" table:style-name="ce9"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rms">
            <text:p>Payment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ransactionConditions">
            <text:p>TransactionConditions</text:p>
          </table:table-cell>
          <table:table-cell office:value-type="string" table:style-name="ce9" office:string-value="Order. Transaction Conditions">
            <text:p>Order. Transaction Conditions</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41]" office:value-type="string" table:style-name="ce9" office:string-value="Transaction Conditions">
            <text:p>Transaction Conditions</text:p>
          </table:table-cell>
          <table:table-cell office:value-type="string" table:style-name="ce9" office:string-value="Transaction Conditions">
            <text:p>Transaction Conditio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action Conditions">
            <text:p>Transaction Conditions</text:p>
          </table:table-cell>
          <table:table-cell office:value-type="string" table:style-name="ce9" office:string-value="Sales condition, procurement condition">
            <text:p>Sales condition, procurement condition</text:p>
          </table:table-cell>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specification of purchasing or sales conditions applying to the whole Order.">
            <text:p>A specification of purchasing or sales conditions applying to the whole Or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AllowanceCharge">
            <text:p>AllowanceCharge</text:p>
          </table:table-cell>
          <table:table-cell office:value-type="string" table:style-name="ce9" office:string-value="Order. Allowance Charge">
            <text:p>Order. Allowance Charge</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42]"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TaxExchangeRate">
            <text:p>TaxExchangeRate</text:p>
          </table:table-cell>
          <table:table-cell office:value-type="string" table:style-name="ce9" office:string-value="Order. Tax_ Exchange Rate. Exchange Rate">
            <text:p>Order. Tax_ Exchange Rate. Exchange Rate</text:p>
          </table:table-cell>
          <table:table-cell table:style-name="ce9" office:value-type="string" office:string-value=""/>
          <table:table-cell office:value-type="string" table:style-name="ce9" office:string-value="Order">
            <text:p>Order</text:p>
          </table:table-cell>
          <table:table-cell office:value-type="string" table:style-name="ce9" office:string-value="Tax">
            <text:p>Tax</text:p>
          </table:table-cell>
          <table:table-cell table:style-name="ce9" office:value-type="string" office:string-value=""/>
          <table:table-cell table:style-name="ce9" office:value-type="string" office:string-value=""/>
          <table:table-cell table:formula="of:=[.M43]"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ricingExchangeRate">
            <text:p>PricingExchangeRate</text:p>
          </table:table-cell>
          <table:table-cell office:value-type="string" table:style-name="ce9" office:string-value="Order. Pricing_ Exchange Rate. Exchange Rate">
            <text:p>Order. Pricing_ Exchange Rate. Exchange Rate</text:p>
          </table:table-cell>
          <table:table-cell table:style-name="ce9" office:value-type="string" office:string-value=""/>
          <table:table-cell office:value-type="string" table:style-name="ce9" office:string-value="Order">
            <text:p>Order</text:p>
          </table:table-cell>
          <table:table-cell office:value-type="string" table:style-name="ce9" office:string-value="Pricing">
            <text:p>Pricing</text:p>
          </table:table-cell>
          <table:table-cell table:style-name="ce9" office:value-type="string" office:string-value=""/>
          <table:table-cell table:style-name="ce9" office:value-type="string" office:string-value=""/>
          <table:table-cell table:formula="of:=[.M44]"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ExchangeRate">
            <text:p>PaymentExchangeRate</text:p>
          </table:table-cell>
          <table:table-cell office:value-type="string" table:style-name="ce9" office:string-value="Order. Payment_ Exchange Rate. Exchange Rate">
            <text:p>Order. Payment_ Exchange Rate. Exchange Rate</text:p>
          </table:table-cell>
          <table:table-cell table:style-name="ce9" office:value-type="string" office:string-value=""/>
          <table:table-cell office:value-type="string" table:style-name="ce9" office:string-value="Order">
            <text:p>Order</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formula="of:=[.M45]"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DestinationCountry">
            <text:p>DestinationCountry</text:p>
          </table:table-cell>
          <table:table-cell office:value-type="string" table:style-name="ce9" office:string-value="Order. Destination_ Country. Country">
            <text:p>Order. Destination_ Country. Country</text:p>
          </table:table-cell>
          <table:table-cell table:style-name="ce9" office:value-type="string" office:string-value=""/>
          <table:table-cell office:value-type="string" table:style-name="ce9" office:string-value="Order">
            <text:p>Order</text:p>
          </table:table-cell>
          <table:table-cell office:value-type="string" table:style-name="ce9" office:string-value="Destination">
            <text:p>Destination</text:p>
          </table:table-cell>
          <table:table-cell table:style-name="ce9" office:value-type="string" office:string-value=""/>
          <table:table-cell table:style-name="ce9" office:value-type="string" office:string-value=""/>
          <table:table-cell table:formula="of:=[.M46]" office:value-type="string" table:style-name="ce9" office:string-value="Country">
            <text:p>Country</text:p>
          </table:table-cell>
          <table:table-cell office:value-type="string" table:style-name="ce9" office:string-value="Country">
            <text:p>Count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untry">
            <text:p>Countr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country of destination (for customs purposes).">
            <text:p>The country of destination (for customs purpos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Total">
            <text:p>TaxTotal</text:p>
          </table:table-cell>
          <table:table-cell office:value-type="string" table:style-name="ce9" office:string-value="Order. Tax Total">
            <text:p>Order. Tax Total</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47]"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text:p>The total amount of a specific type of tax.</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AnticipatedMonetaryTotal">
            <text:p>AnticipatedMonetaryTotal</text:p>
          </table:table-cell>
          <table:table-cell office:value-type="string" table:style-name="ce9" office:string-value="Order. Anticipated_ Monetary Total. Monetary Total">
            <text:p>Order. Anticipated_ Monetary Total. Monetary Total</text:p>
          </table:table-cell>
          <table:table-cell table:style-name="ce9" office:value-type="string" office:string-value=""/>
          <table:table-cell office:value-type="string" table:style-name="ce9" office:string-value="Order">
            <text:p>Order</text:p>
          </table:table-cell>
          <table:table-cell office:value-type="string" table:style-name="ce9" office:string-value="Anticipated">
            <text:p>Anticipated</text:p>
          </table:table-cell>
          <table:table-cell table:style-name="ce9" office:value-type="string" office:string-value=""/>
          <table:table-cell table:style-name="ce9" office:value-type="string" office:string-value=""/>
          <table:table-cell table:formula="of:=[.M48]"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total amount for the Order anticipated by the buyer.">
            <text:p>The total amount for the Order anticipated by the buy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OrderLine">
            <text:p>OrderLine</text:p>
          </table:table-cell>
          <table:table-cell office:value-type="string" table:style-name="ce9" office:string-value="Order. Order Line">
            <text:p>Order. Order Line</text:p>
          </table:table-cell>
          <table:table-cell table:style-name="ce9" office:value-type="string" office:string-value=""/>
          <table:table-cell office:value-type="string" table:style-name="ce9" office:string-value="Order">
            <text:p>Order</text:p>
          </table:table-cell>
          <table:table-cell table:style-name="ce9" office:value-type="string" office:string-value=""/>
          <table:table-cell table:style-name="ce9" office:value-type="string" office:string-value=""/>
          <table:table-cell table:style-name="ce9" office:value-type="string" office:string-value=""/>
          <table:table-cell table:formula="of:=[.M49]" office:value-type="string" table:style-name="ce9" office:string-value="Order Line">
            <text:p>Order Line</text:p>
          </table:table-cell>
          <table:table-cell office:value-type="string" table:style-name="ce9" office:string-value="Order Line">
            <text:p>Order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Line">
            <text:p>Order Lin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line associated with a line in the Catalogue and specifying a kind of item being ordered.">
            <text:p>A line associated with a line in the Catalogue and specifying a kind of item being order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